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F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N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A10"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0"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3" style:family="table-row">
      <style:table-row-properties fo:background-color="#eeeeee" fo:keep-together="auto">
        <style:background-image/>
      </style:table-row-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lways"/>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lways"/>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3" style:family="table-row">
      <style:table-row-properties fo:background-color="#eeeeee" fo:keep-together="always">
        <style:background-image/>
      </style:table-row-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lways"/>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lways">
        <style:background-image/>
      </style:table-row-properties>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3" style:family="table-row">
      <style:table-row-properties fo:background-color="#eeeeee" fo:keep-together="auto">
        <style:background-image/>
      </style:table-row-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lways"/>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3" style:family="table-row">
      <style:table-row-properties fo:background-color="#eeeeee" fo:keep-together="always">
        <style:background-image/>
      </style:table-row-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f79e10"/>
    </style:style>
    <style:style style:name="P5" style:family="paragraph" style:parent-style-name="Table_20_Contents">
      <style:paragraph-properties fo:text-align="center" style:justify-single-word="false"/>
    </style:style>
    <style:style style:name="P6" style:family="paragraph" style:parent-style-name="Standard">
      <style:text-properties fo:language="en" fo:country="US"/>
    </style:style>
    <style:style style:name="P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list-style-name="L1"/>
    <style:style style:name="P9" style:family="paragraph" style:parent-style-name="Standard" style:list-style-name="L8"/>
    <style:style style:name="P10" style:family="paragraph" style:parent-style-name="Standard" style:list-style-name="L9"/>
    <style:style style:name="P11" style:family="paragraph" style:parent-style-name="Heading_20_3">
      <style:paragraph-properties fo:break-before="page"/>
    </style:style>
    <style:style style:name="P12" style:family="paragraph" style:parent-style-name="Heading_20_4">
      <style:paragraph-properties fo:break-before="page"/>
    </style:style>
    <style:style style:name="P13" style:family="paragraph" style:parent-style-name="Table_20_Contents" style:list-style-name="L2"/>
    <style:style style:name="P14" style:family="paragraph" style:parent-style-name="Table_20_Contents" style:list-style-name="L3"/>
    <style:style style:name="P15" style:family="paragraph" style:parent-style-name="Table_20_Contents" style:list-style-name="L4"/>
    <style:style style:name="P16" style:family="paragraph" style:parent-style-name="Table_20_Contents" style:list-style-name="L5"/>
    <style:style style:name="P17" style:family="paragraph" style:parent-style-name="Table_20_Contents" style:list-style-name="L6"/>
    <style:style style:name="P18" style:family="paragraph" style:parent-style-name="Table_20_Contents" style:list-style-name="L7"/>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rsid="00099c84" officeooo:paragraph-rsid="00099c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is the list of possible skills and the table related to the levels in which they learn to use them.</text:p>
      <text:list xml:id="list3860943252" text:style-name="L1">
        <text:list-item>
          <text:p text:style-name="P8">Sophie</text:p>
          <text:list>
            <text:list-item>
              <text:p text:style-name="P8">Sophie is able to speak with objects that attract her interest, ordering them to perform actions useful for the game-play. She has this ability from the start of the game, and its use is already required at the Portheaven Fair.</text:p>
            </text:list-item>
            <text:list-item>
              <text:p text:style-name="P8">To enter Cal, Sophie will have to speak with an ancient ruin in a language that she doesn’t know; in the guild of alchemists she will find a book that will help herself to understand the ancient language.</text:p>
            </text:list-item>
          </text:list>
        </text:list-item>
        <text:list-item>
          <text:p text:style-name="P8">Calcifer</text:p>
          <text:list>
            <text:list-item>
              <text:p text:style-name="P8">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8">Calcifer uses the pressure in the armor, thanks to special joints given to him by King Beuron, to shoot pieces at a great distance as a cannon.</text:p>
            </text:list-item>
            <text:list-item>
              <text:p text:style-name="P8">When they are in the dark, it is always possible to ask Calcifer to shed light.</text:p>
            </text:list-item>
          </text:list>
        </text:list-item>
        <text:list-item>
          <text:p text:style-name="P8">Heen is able to use his brute force to destroy specific walls.</text:p>
        </text:list-item>
        <text:list-item>
          <text:p text:style-name="P8">Markl manages to infiltrate the narrowest spaces, opening the way for the group.</text:p>
        </text:list-item>
        <text:list-item>
          <text:p text:style-name="P8">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
      <text:p text:style-name="P6"/>
      <text:h text:style-name="P19"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Calcifer</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F3" office:value-type="string">
            <text:p text:style-name="P4">✓</text:p>
          </table:table-cell>
        </table:table-row>
        <table:table-row table:style-name="Table2.2">
          <table:table-cell table:style-name="Table2.A2" office:value-type="string">
            <text:p text:style-name="Table_20_Contents">Markl</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The Witch of the Waste</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text:p>
          </table:table-cell>
          <table:table-cell table:style-name="Table2.F3" office:value-type="string">
            <text:p text:style-name="P4">✓</text:p>
          </table:table-cell>
        </table:table-row>
        <table:table-row table:style-name="Table2.2">
          <table:table-cell table:style-name="Table2.A3" office:value-type="string">
            <text:p text:style-name="Table_20_Contents">Heen</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F3" office:value-type="string">
            <text:p text:style-name="P4">✓</text:p>
          </table:table-cell>
        </table:table-row>
      </table:table>
      <text:h text:style-name="P20" text:outline-level="2">Rewards</text:h>
      <text:h text:style-name="Heading_20_3" text:outline-level="3">Common rewards</text:h>
      <text:p text:style-name="Standard">The common rewards are given to the player as exploration prizes or as a reward following a mission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2979650712" text:style-name="L2">
              <text:list-item>
                <text:p text:style-name="P13">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14719354120108" text:continue-numbering="true" text:style-name="L2">
              <text:list-item>
                <text:p text:style-name="P13">CW1: Gloves reinforced with metal tips (damage equal to a sword) (Uncommon, 1d8)</text:p>
              </text:list-item>
              <text:list-item>
                <text:p text:style-name="P13">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4252877501" text:style-name="L3">
              <text:list-item>
                <text:p text:style-name="P14">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114718901312871" text:continue-numbering="true" text:style-name="L3">
              <text:list-item>
                <text:p text:style-name="P14">WA1: Leather Armor (common, CA=7)</text:p>
              </text:list-item>
              <text:list-item>
                <text:p text:style-name="P14">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4063892582" text:style-name="L4">
              <text:list-item>
                <text:p text:style-name="P15">A1: WoW necklace (rare, medium life point up and Intelligence +1)</text:p>
              </text:list-item>
              <text:list-item>
                <text:p text:style-name="P15">A2: Markl necklace (rare, medium life point up and Wisdom +2)</text:p>
              </text:list-item>
              <text:list-item>
                <text:p text:style-name="P15">A3: Stone of the Intelligence Calcifer (uncommon, Intelligence +2)</text:p>
              </text:list-item>
              <text:list-item>
                <text:p text:style-name="P15">A4: Stone of Life Calcifer (rare, medium life point up)</text:p>
              </text:list-item>
              <text:list-item>
                <text:p text:style-name="P15">A5: Stone of Life Heen (rare, medium life point up)</text:p>
              </text:list-item>
              <text:list-item>
                <text:p text:style-name="P15">A6: Sophie-Heen dexterity stone (common, Dexterity +2)</text:p>
              </text:list-item>
              <text:list-item>
                <text:p text:style-name="P15">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2469118499" text:style-name="L5">
              <text:list-item>
                <text:p text:style-name="P16">Potion of healing: Restore some hit points.</text:p>
              </text:list-item>
              <text:list-item>
                <text:p text:style-name="P16">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6">Normal man: becomes a 4th level fighter</text:p>
                      </text:list-item>
                      <text:list-item>
                        <text:p text:style-name="P16">1-3: Gains 3 level or hit dice</text:p>
                      </text:list-item>
                      <text:list-item>
                        <text:p text:style-name="P16">4-7: Gains 2 level or hit dice</text:p>
                      </text:list-item>
                      <text:list-item>
                        <text:p text:style-name="P16">8-10: Gains 1 level or hit dice</text:p>
                      </text:list-item>
                      <text:list-item>
                        <text:p text:style-name="P16">11+: No effect.</text:p>
                      </text:list-item>
                    </text:list>
                  </text:list-item>
                </text:list>
              </text:list-item>
              <text:list-item>
                <text:p text:style-name="P16">Potion of Invulnerability: The user’s Armor Class and Saving Throws gain bonus of 2 for he duration of the potion. </text:p>
              </text:list-item>
              <text:list-item>
                <text:p text:style-name="P16">Potion of speed: the user moves twice as fast, may attack twice per round, and performs other actions except spell casting at twice normal speed.</text:p>
              </text:list-item>
              <text:list-item>
                <text:p text:style-name="P16">Potion of Fire Resistance: The user cannot <text:s/>be harmed by normal fires and gains +2 bonus to all Saving Throws against fire attacks.</text:p>
              </text:list-item>
              <text:list-item>
                <text:p text:style-name="P16">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676824484" text:style-name="L6">
              <text:list-item>
                <text:p text:style-name="P17">HW1: Mace (common, 1d6)</text:p>
              </text:list-item>
              <text:list-item>
                <text:p text:style-name="P17">HW2: Battle ax bat (uncommon, 1d8)</text:p>
              </text:list-item>
              <text:list-item>
                <text:p text:style-name="P17">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809762890" text:style-name="L7">
              <text:list-item>
                <text:p text:style-name="P18">HA1: Chain Mail (uncommon, CA = 5)</text:p>
              </text:list-item>
              <text:list-item>
                <text:p text:style-name="P18">HA2: Plate Mail (rare, CA = 3)</text:p>
              </text:list-item>
              <text:list-item>
                <text:p text:style-name="P18">HA3: Shield (rare, +1 CA)</text:p>
              </text:list-item>
            </text:list>
          </table:table-cell>
        </table:table-row>
      </table:table>
      <text:p text:style-name="Text_20_body"/>
      <text:h text:style-name="P12"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CW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C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2">
          <table:table-cell table:style-name="Tabella2.A2" office:value-type="string">
            <text:p text:style-name="Table_20_Contents">MC (Sophie)</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MC (Markl)</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WA1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WA2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M21" office:value-type="string">
            <text:p text:style-name="P5"/>
          </table:table-cell>
        </table:table-row>
        <table:table-row>
          <table:table-cell table:style-name="Tabella2.A2" office:value-type="string">
            <text:p text:style-name="Table_20_Contents">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A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6</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HW1</text:p>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M21" office:value-type="string">
            <text:p text:style-name="P5"/>
          </table:table-cell>
        </table:table-row>
        <table:table-row>
          <table:table-cell table:style-name="Tabella2.A2" office:value-type="string">
            <text:p text:style-name="Table_20_Contents">HW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H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
      <text:p text:style-name="Standard">In level 6 the player can find four drops inside the missions, exploring the various maps. In particular:</text:p>
      <text:list xml:id="list2255487287" text:style-name="L8">
        <text:list-item>
          <text:p text:style-name="P9">HA2 is found by exploring the prisons, the player must find the secret passage in the guard post 3 and face the two enemies in the interrogation room.</text:p>
        </text:list-item>
        <text:list-item>
          <text:p text:style-name="P9">MC (Markl) is found by exploring the NO sector of the city inside a shop whose entrance door is semi-open.</text:p>
        </text:list-item>
        <text:list-item>
          <text:p text:style-name="P9">A3 is hidden in the sewers and is obtained by exploring room Y after having beaten the enemies who preside it.</text:p>
        </text:list-item>
        <text:list-item>
          <text:p text:style-name="P9">CA5 is in the arsenal to which you must log in during the side quest to help the resistance. In particular the player open the trunk placed in the corner of the room.</text:p>
        </text:list-item>
      </text:list>
      <text:h text:style-name="P11"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4101839895" text:style-name="L9">
        <text:list-item>
          <text:p text:style-name="P10">City: 11 (3 NO, 4 SO, 4 SE)</text:p>
        </text:list-item>
        <text:list-item>
          <text:p text:style-name="P10">Castle: 2</text:p>
        </text:list-item>
        <text:list-item>
          <text:p text:style-name="P10">Prisons: 2</text:p>
        </text:list-item>
        <text:list-item>
          <text:p text:style-name="P10">Port: 2</text:p>
        </text:list-item>
        <text:list-item>
          <text:p text:style-name="P10">Barracks: 1</text:p>
        </text:list-item>
        <text:list-item>
          <text:p text:style-name="P10">Training Camp: 1</text:p>
        </text:list-item>
        <text:list-item>
          <text:p text:style-name="P10">Arsenal: 0</text:p>
        </text:list-item>
        <text:list-item>
          <text:p text:style-name="P10">Tower: 1</text:p>
        </text:list-item>
        <text:list-item>
          <text:p text:style-name="P10">Base of resistance: 2</text:p>
        </text:list-item>
        <text:list-item>
          <text:p text:style-name="P10">Tavern: 1</text:p>
        </text:list-item>
        <text:list-item>
          <text:p text:style-name="P10">Sewers: 2</text:p>
        </text:list-item>
      </text:list>
      <text:p text:style-name="Standard">Objects in the city can be found on the sides of roads, on the ground or in accessible spaces inside buildings.</text:p>
      <text:h text:style-name="P11"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N2" office:value-type="string">
            <text:p text:style-name="P5"/>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7">Spell</text:p>
            </table:table-cell>
            <table:table-cell table:style-name="Tabella3.B1" office:value-type="string">
              <text:p text:style-name="P7">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3">This spell creates a large ball of light, as if a bright torch were lit. The light appears in the air over the player.</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able:table-cell>
        </table:table-row>
        <table:table-row table:style-name="Tabella3.2">
          <table:table-cell table:style-name="Tabella3.A2" office:value-type="string">
            <text:p text:style-name="P3">Sleep</text:p>
          </table:table-cell>
          <table:table-cell table:style-name="Tabella3.B2" office:value-type="string">
            <text:p text:style-name="P3">This spell will put creatures to sleep for X sec or Y turns. The spell will not work against Undead or very large creatures such as a dragon. The victims get no Saving Throw. </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7">Spell</text:p>
            </table:table-cell>
            <table:table-cell table:style-name="Tabella4.B1" office:value-type="string">
              <text:p text:style-name="P7">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4" text:outline-level="4"><text:soft-page-break/>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7">Spell</text:p>
            </table:table-cell>
            <table:table-cell table:style-name="Tabella5.B1" office:value-type="string">
              <text:p text:style-name="P7">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Dexterity saving throw. Those who make saving throws manage to dodge, fall flat or roll aside, taking 1/2 the full hit point damage.</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Dexterity saving throw. A creature takes 8d6 lightning damage on a failed save, or half as much damage on a successful one.</text:p>
          </table:table-cell>
        </table:table-row>
        <table:table-row table:style-name="Tabella5.3">
          <table:table-cell table:style-name="Tabella5.A2" office:value-type="string">
            <text:p text:style-name="P3">Hold Person</text:p>
          </table:table-cell>
          <table:table-cell table:style-name="Tabella5.B2" office:value-type="string">
            <text:p text:style-name="P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able:table-cell>
        </table:table-row>
      </table:table>
      <text:h text:style-name="Heading_20_4" text:outline-level="4">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7">Spell</text:p>
            </table:table-cell>
            <table:table-cell table:style-name="Tabella6.B1" office:value-type="string">
              <text:p text:style-name="P7">Description</text:p>
            </table:table-cell>
          </table:table-row>
        </table:table-header-rows>
        <table:table-row table:style-name="Tabella6.2">
          <table:table-cell table:style-name="Tabella6.A2" office:value-type="string">
            <text:p text:style-name="P3">Remove Curse</text:p>
          </table:table-cell>
          <table:table-cell table:style-name="Tabella6.B2" office:value-type="string">
            <text:p text:style-name="P3">This spell removes one curse, whether on a character.</text:p>
          </table:table-cell>
        </table:table-row>
        <table:table-row table:style-name="Tabella6.3">
          <table:table-cell table:style-name="Tabella6.A3" office:value-type="string">
            <text:p text:style-name="P3">Ice Storm</text:p>
          </table:table-cell>
          <table:table-cell table:style-name="Tabella6.B3" office:value-type="string">
            <text:p text:style-name="P3">A hail of rock-hard ice pounds to the ground in a specific area. Each creature in the cylinder must make a Dexterity saving throw. A creature takes 2d8 bludgeoning damage and 4d6 cold damage on a failed save, or half as much damage on a successful one.</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7">Spell</text:p>
            </table:table-cell>
            <table:table-cell table:style-name="Tabella7.B1" office:value-type="string">
              <text:p text:style-name="P7">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3">
          <table:table-cell table:style-name="Tabella7.A3" office:value-type="string">
            <text:p text:style-name="P3">Hold monster</text:p>
          </table:table-cell>
          <table:table-cell table:style-name="Tabella7.B3" office:value-type="string">
            <text:p text:style-name="P3">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7">Spell</text:p>
            </table:table-cell>
            <table:table-cell table:style-name="Tabella8.B1" office:value-type="string">
              <text:p text:style-name="P7">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3">A thin green ray springs from your pointing finger to a target that you can see within range. The target can be a creature. A creature targeted by this spell must make a Dexterity saving throw.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7">Book for spell</text:p>
          </table:table-cell>
          <table:table-cell table:style-name="Table3.B1" office:value-type="string">
            <text:p text:style-name="P7">Position</text:p>
          </table:table-cell>
        </table:table-row>
        <table:table-row>
          <table:table-cell table:style-name="Table3.A2" office:value-type="string">
            <text:p text:style-name="P3">Remove Curse</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3">0101010101010100110101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09T11:47:17.289000000</dc:date>
    <meta:editing-duration>PT9H13M15S</meta:editing-duration>
    <meta:editing-cycles>205</meta:editing-cycles>
    <meta:generator>LibreOffice/6.1.2.1$Windows_X86_64 LibreOffice_project/65905a128db06ba48db947242809d14d3f9a93fe</meta:generator>
    <dc:creator>Michele Maione</dc:creator>
    <meta:document-statistic meta:table-count="13" meta:image-count="0" meta:object-count="0" meta:page-count="8" meta:paragraph-count="322" meta:word-count="2327" meta:character-count="12364" meta:non-whitespace-character-count="10409"/>
    <meta:template xlink:type="simple" xlink:actuate="onRequest" xlink:title="" xlink:href="../MasterGameDesignDocument.odm" meta:date="2018-12-29T17:17:59.410000000"/>
  </office:meta>
</office:document-meta>
</file>